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50000042FB0B85507C644B7D6.png" manifest:media-type="image/png"/>
  <manifest:file-entry manifest:full-path="Pictures/10000001000007250000042FB2A3DE86F923E9EF.png" manifest:media-type="image/png"/>
  <manifest:file-entry manifest:full-path="Pictures/10000001000007250000042F7564D6DB224BF6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0.344cm" svg:y="-2cm" svg:width="17cm" svg:height="9.954cm" draw:z-index="0"><draw:image xlink:href="Pictures/10000001000007250000042F7564D6DB224BF6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17cm" svg:height="9.954cm" draw:z-index="1"><draw:image xlink:href="Pictures/10000001000007250000042FB2A3DE86F923E9E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954cm" draw:z-index="2"><draw:image xlink:href="Pictures/10000001000007250000042FB0B85507C644B7D6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02:43.865038625</meta:creation-date>
    <dc:date>2023-10-23T22:04:16.497414814</dc:date>
    <meta:editing-duration>PT1M33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